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1783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3.5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 style:data-style-name="N1013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130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style:text-underline-style="none"/>
    </style:style>
    <style:style style:name="ce4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130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17" style:family="table-cell" style:parent-style-name="Default" style:data-style-name="N10130">
      <style:text-properties style:use-window-font-color="true" style:text-line-through-style="solid" style:text-line-through-type="single" style:text-underline-style="none"/>
    </style:style>
    <style:style style:name="ce13" style:family="table-cell" style:parent-style-name="Default" style:data-style-name="N10130">
      <style:text-properties style:use-window-font-color="true"/>
    </style:style>
    <style:style style:name="ce11" style:family="table-cell" style:parent-style-name="Default" style:data-style-name="N10130">
      <style:text-properties fo:color="#808080"/>
    </style:style>
    <style:style style:name="ce20" style:family="table-cell" style:parent-style-name="Default" style:data-style-name="N10130">
      <style:text-properties fo:color="#808080" style:text-line-through-style="solid" style:text-line-through-type="single"/>
    </style:style>
    <style:style style:name="ce10" style:family="table-cell" style:parent-style-name="Default" style:data-style-name="N10130"/>
    <style:style style:name="ce9" style:family="table-cell" style:parent-style-name="Default" style:data-style-name="N10130">
      <style:text-properties fo:font-weight="bold" style:font-weight-asian="bold" style:font-weight-complex="bold"/>
    </style:style>
    <style:style style:name="ce23" style:family="table-cell" style:parent-style-name="Default" style:data-style-name="N10130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10"/>
        <table:table-column table:style-name="co6" table:default-cell-style-name="ce2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Anzahl pro PCB</text:p>
          </table:table-cell>
          <table:table-cell table:style-name="ce3" office:value-type="string" calcext:value-type="string">
            <text:p>Preis (Normal)</text:p>
          </table:table-cell>
          <table:table-cell table:style-name="ce1" office:value-type="string" calcext:value-type="string">
            <text:p>Endkosten</text:p>
          </table:table-cell>
          <table:table-cell table:style-name="ce1" office:value-type="string" calcext:value-type="string">
            <text:p>Preis (China)</text:p>
          </table:table-cell>
          <table:table-cell table:style-name="ce9" office:value-type="string" calcext:value-type="string">
            <text:p>Endkosten (China)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Info</text:p>
          </table:table-cell>
          <table:table-cell table:style-name="ce1" table:number-columns-repeated="16376"/>
        </table:table-row>
        <table:table-row table:style-name="ro1">
          <table:table-cell table:style-name="ce6" office:value-type="string" calcext:value-type="string">
            <text:p>XIAO Esp32C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currency" office:currency="EUR" office:value="6" calcext:value-type="currency">
            <text:p>6.00 €</text:p>
          </table:table-cell>
          <table:table-cell table:style-name="ce14" table:formula="of:=[.B2]*[.C2]" office:value-type="currency" office:currency="EUR" office:value="6" calcext:value-type="currency">
            <text:p>6.00 €</text:p>
          </table:table-cell>
          <table:table-cell table:style-name="ce17" office:value-type="currency" office:currency="EUR" office:value="4.21" calcext:value-type="currency">
            <text:p>4.21 €</text:p>
          </table:table-cell>
          <table:table-cell table:style-name="ce23" table:formula="of:=[.E2]*[.B2]" office:value-type="currency" office:currency="EUR" office:value="4.21" calcext:value-type="currency">
            <text:p>4.21 €</text:p>
          </table:table-cell>
          <table:table-cell table:style-name="ce6" office:value-type="string" calcext:value-type="string">
            <text:p><text:a xlink:href="https://www.seeedstudio.com/Seeed-XIAO-ESP32C3-p-5431.html" xlink:type="simple">Hersteller</text:a>, <text:a xlink:href="https://www.alibaba.com/product-detail/Studio-XIAO-ESP32C3-ESP32C6-ESP32S3-AI_1601141147969.html?spm=a2700.galleryofferlist.p_offer.d_price.551deffbUYKxsg&amp;s=p" xlink:type="simple">Alibaba</text:a></text:p>
          </table:table-cell>
          <table:table-cell table:style-name="ce6" table:number-columns-repeated="16377"/>
        </table:table-row>
        <table:table-row table:style-name="ro1">
          <table:table-cell office:value-type="string" calcext:value-type="string">
            <text:p>Batteri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95" calcext:value-type="currency">
            <text:p>7.95 €</text:p>
          </table:table-cell>
          <table:table-cell table:style-name="ce4" table:formula="of:=[.B3]*[.C3]" office:value-type="currency" office:currency="EUR" office:value="7.95" calcext:value-type="currency">
            <text:p>7.95 €</text:p>
          </table:table-cell>
          <table:table-cell table:style-name="ce13" office:value-type="currency" office:currency="EUR" office:value="2.5" calcext:value-type="currency">
            <text:p>2.50 €</text:p>
          </table:table-cell>
          <table:table-cell table:formula="of:=[.E3]*[.B3]" office:value-type="currency" office:currency="EUR" office:value="2.5" calcext:value-type="currency">
            <text:p>2.50 €</text:p>
          </table:table-cell>
          <table:table-cell office:value-type="string" calcext:value-type="string">
            <text:p><text:a xlink:href="https://www.ebay.de/itm/255510046348?itmmeta=01J09MVQN0DKGVJ7MFM72SJB11&amp;hash=item3b7d95e68c:g:IesAAOSwVcFialVJ&amp;itmprp=enc%3AAQAJAAAA4NXYqDeLN3VbptdagoQFfLJE9tSoYaE7LrIDc7NGA8FQdVr7G2y3nHZpr5dfw1c5t73S6dIwz%2BZFzHZoFCaga6P%2FMBLHfaYu6tWNGHgp%2FhaQsksWT6%2FeGxmh4i%2B6JouWOC4oItN5RqnIoOyxbbJ5OsJ0kCl59orJLCwQb7OxY8jF%2BudvDfPHd5rEREzT6KhjQ8k19KmIBcyROoh%2BLazfYSMByaO3fxQtixrWPwF%2FPzfl8DZfEF9ipSbUiZ8nU8vnOqlxRGc23NwkNS1gRqMDBRZxKumX9o7nLL%2FBwaiOtdxn%7Ctkp%3ABk9SR9r67rSCZA&amp;var=555462939811" xlink:type="simple">Ebay.de</text:a>, <text:a xlink:href="https://www.alibaba.com/product-detail/SYMA-drone-Z4-rc-drones-accessories_1600925582951.html?spm=a2700.galleryofferlist.normal_offer.d_image.a4127e1eYj55Hy" xlink:type="simple">Alibaba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SS-2336 (Schalter)</text:p>
          </table:table-cell>
          <table:table-cell office:value-type="float" office:value="1" calcext:value-type="float">
            <text:p>1</text:p>
          </table:table-cell>
          <table:table-cell table:formula="of:=0.9/5" office:value-type="currency" office:currency="EUR" office:value="0.18" calcext:value-type="currency">
            <text:p>0.18 €</text:p>
          </table:table-cell>
          <table:table-cell table:style-name="ce4" table:formula="of:=[.B4]*[.C4]" office:value-type="currency" office:currency="EUR" office:value="0.18" calcext:value-type="currency">
            <text:p>0.18 €</text:p>
          </table:table-cell>
          <table:table-cell table:style-name="ce11" table:formula="of:=[.C4]" office:value-type="currency" office:currency="EUR" office:value="0.18" calcext:value-type="currency">
            <text:p>0.18 €</text:p>
          </table:table-cell>
          <table:table-cell table:formula="of:=[.E4]*[.B4]" office:value-type="currency" office:currency="EUR" office:value="0.18" calcext:value-type="currency">
            <text:p>0.18 €</text:p>
          </table:table-cell>
          <table:table-cell office:value-type="string" calcext:value-type="string">
            <text:p><text:a xlink:href="https://botland.de/schiebe-und-schiebeschalter/4838-mss-2336-3-positionen-schiebeschalter-einfach-5-stuck-5904422304195.html" xlink:type="simple">Botland.de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-Pin DIP-Switch</text:p>
          </table:table-cell>
          <table:table-cell office:value-type="float" office:value="1" calcext:value-type="float">
            <text:p>1</text:p>
          </table:table-cell>
          <table:table-cell table:formula="of:=11.64/100" office:value-type="currency" office:currency="EUR" office:value="0.1164" calcext:value-type="currency">
            <text:p>0.12 €</text:p>
          </table:table-cell>
          <table:table-cell table:style-name="ce4" table:formula="of:=[.B5]*[.C5]" office:value-type="currency" office:currency="EUR" office:value="0.1164" calcext:value-type="currency">
            <text:p>0.12 €</text:p>
          </table:table-cell>
          <table:table-cell table:style-name="ce11" table:formula="of:=[.C5]" office:value-type="currency" office:currency="EUR" office:value="0.1164" calcext:value-type="currency">
            <text:p>0.12 €</text:p>
          </table:table-cell>
          <table:table-cell table:formula="of:=[.E5]*[.B5]" office:value-type="currency" office:currency="EUR" office:value="0.1164" calcext:value-type="currency">
            <text:p>0.12 €</text:p>
          </table:table-cell>
          <table:table-cell office:value-type="string" calcext:value-type="string">
            <text:p><text:a xlink:href="https://www.ebay.de/itm/305237548319" xlink:type="simple">Ebay.de</text:a>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Hühnerfutter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currency" office:currency="EUR" office:value="0.5" calcext:value-type="currency">
            <text:p>0.50 €</text:p>
          </table:table-cell>
          <table:table-cell table:style-name="ce16" table:formula="of:=[.B6]*[.C6]" office:value-type="currency" office:currency="EUR" office:value="0.5" calcext:value-type="currency">
            <text:p>0.50 €</text:p>
          </table:table-cell>
          <table:table-cell table:style-name="ce20" table:formula="of:=[.C6]" office:value-type="currency" office:currency="EUR" office:value="0.5" calcext:value-type="currency">
            <text:p>0.50 €</text:p>
          </table:table-cell>
          <table:table-cell table:style-name="ce23" table:formula="of:=[.E6]*[.B6]" office:value-type="currency" office:currency="EUR" office:value="0.5" calcext:value-type="currency">
            <text:p>0.50 €</text:p>
          </table:table-cell>
          <table:table-cell table:style-name="ce8" table:number-columns-repeated="16378"/>
        </table:table-row>
        <table:table-row table:style-name="ro1">
          <table:table-cell office:value-type="string" calcext:value-type="string">
            <text:p>Neopixel Ringe (16 Pixel)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4.71" calcext:value-type="currency">
            <text:p>4.71 €</text:p>
          </table:table-cell>
          <table:table-cell table:style-name="ce4" table:formula="of:=[.B7]*[.C7]" office:value-type="currency" office:currency="EUR" office:value="9.42" calcext:value-type="currency">
            <text:p>9.42 €</text:p>
          </table:table-cell>
          <table:table-cell table:style-name="ce10" office:value-type="currency" office:currency="EUR" office:value="0.48" calcext:value-type="currency">
            <text:p>0.48 €</text:p>
          </table:table-cell>
          <table:table-cell table:formula="of:=[.E7]*[.B7]" office:value-type="currency" office:currency="EUR" office:value="0.96" calcext:value-type="currency">
            <text:p>0.96 €</text:p>
          </table:table-cell>
          <table:table-cell office:value-type="string" calcext:value-type="string">
            <text:p><text:a xlink:href="https://www.ebay.de/itm/355675441633?itmmeta=01J09M4J8VMJP29XPTJEBTY8PA&amp;hash=item52cfe889e1:g:Vi4AAOSwRXZmJtsw&amp;itmprp=enc%3AAQAJAAAAwNw5vN02eWmIxQLplELlsecj4j2--WO09V1tN1zbGLniv9n%2Bd7bQ6lElyWdJF7l5%2FGgCf9TTLPmmkDQySPEMWjyxL5B6l%2Fyh%2Ba9FnC%2F4irkSEoRyDVL0NrQylv%2BN1HHlYS1tukHt%2FUuYyOJrTgnk5Pv1Z8VRUTOoi9MLu23a2EasMwgj6%2BnenhCbblFI9i3kygooU%2F9oI%2BzDh82qkWA1dxheCKAluWKGKwuV5bgAZbsCC9tNDHxF1TYtsDQweQaMkQ%3D%3D%7Ctkp%3ABk9SR8ikkrSCZA" xlink:type="simple">Ebay.de</text:a>, <text:a xlink:href="https://german.alibaba.com/p-detail/Customizable-1601141373155.html?spm=a2700.details.you_may_like.1.67956c2feYgvJ0" xlink:type="simple">Alibaba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eampunk Bril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9" calcext:value-type="currency">
            <text:p>5.89 €</text:p>
          </table:table-cell>
          <table:table-cell table:style-name="ce4" table:formula="of:=[.B8]*[.C8]" office:value-type="currency" office:currency="EUR" office:value="5.89" calcext:value-type="currency">
            <text:p>5.89 €</text:p>
          </table:table-cell>
          <table:table-cell table:style-name="ce10" office:value-type="currency" office:currency="EUR" office:value="3.46" calcext:value-type="currency">
            <text:p>3.46 €</text:p>
          </table:table-cell>
          <table:table-cell table:formula="of:=[.E8]*[.B8]" office:value-type="currency" office:currency="EUR" office:value="3.46" calcext:value-type="currency">
            <text:p>3.46 €</text:p>
          </table:table-cell>
          <table:table-cell office:value-type="string" calcext:value-type="string">
            <text:p><text:a xlink:href="https://www.ebay.de/itm/364680222716?itmmeta=01J09M87D8H3405DYPAJTFWYV3&amp;hash=item54e8a297fc:g:3cUAAOSw6WdXiZ2f&amp;itmprp=enc%3AAQAJAAAA4H2gqcbC6ALt9Q0QtbosRfBDhLefluAufn%2BZI%2F0NNsj4DCiwoBtGchnZ4JomeG3caLHvSvKDQGGLFMdTwNhgirg1I7EQp1NsALEomYlyOaNYsXPR6cynGAGeZulJ3wTM9BpKPO%2B8tvQghtP7PHIh7UbpgYXzbc0QCd3wYtGuJZa5bQ7UUiyzoiXKIcGEaPLq3U65UJz09PO50dbViWVVccqQa4Atsoo8z88%2FL4k8xcWYV412x1fykN8bWVQqg7Q3ojafxqQl6JEDSkkq5rVllRTPk0nG71f6njy81zagviGO%7Ctkp%3ABFBM2PagtIJk" xlink:type="simple">Ebay.de</text:a>, <text:a xlink:href="https://german.alibaba.com/p-detail/Wholesale-62039016400.html?spm=a2700.galleryofferlist.normal_offer.d_image.6ee12d48R0oXnT" xlink:type="simple">Alibaba</text:a></text:p>
          </table:table-cell>
          <table:table-cell office:value-type="string" calcext:value-type="string">
            <text:p>(Für China bei Versandkosten auf 10 Brillen gerechnet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1.2" office:value-type="currency" office:currency="EUR" office:value="1.2" calcext:value-type="currency">
            <text:p>1.20 €</text:p>
          </table:table-cell>
          <table:table-cell table:style-name="ce4" table:formula="of:=[.B9]*[.C9]" office:value-type="currency" office:currency="EUR" office:value="1.2" calcext:value-type="currency">
            <text:p>1.20 €</text:p>
          </table:table-cell>
          <table:table-cell table:style-name="ce11" table:formula="of:=[.C9]" office:value-type="currency" office:currency="EUR" office:value="1.2" calcext:value-type="currency">
            <text:p>1.20 €</text:p>
          </table:table-cell>
          <table:table-cell table:formula="of:=[.E9]*[.B9]" office:value-type="currency" office:currency="EUR" office:value="1.2" calcext:value-type="currency">
            <text:p>1.20 €</text:p>
          </table:table-cell>
          <table:table-cell office:value-type="string" calcext:value-type="string">
            <text:p>Entfällt (JLCP-PCB)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Schrupf-Schlauch</text:p>
          </table:table-cell>
          <table:table-cell table:style-name="ce8" office:value-type="float" office:value="1" calcext:value-type="float">
            <text:p>1</text:p>
          </table:table-cell>
          <table:table-cell table:style-name="ce16" table:formula="of:=20/400" office:value-type="currency" office:currency="EUR" office:value="0.05" calcext:value-type="currency">
            <text:p>0.05 €</text:p>
          </table:table-cell>
          <table:table-cell table:style-name="ce16" table:formula="of:=[.B10]*[.C10]" office:value-type="currency" office:currency="EUR" office:value="0.05" calcext:value-type="currency">
            <text:p>0.05 €</text:p>
          </table:table-cell>
          <table:table-cell table:style-name="ce20" table:formula="of:=[.C10]" office:value-type="currency" office:currency="EUR" office:value="0.05" calcext:value-type="currency">
            <text:p>0.05 €</text:p>
          </table:table-cell>
          <table:table-cell table:style-name="ce23" table:formula="of:=[.E10]*[.B10]" office:value-type="currency" office:currency="EUR" office:value="0.05" calcext:value-type="currency">
            <text:p>0.05 €</text:p>
          </table:table-cell>
          <table:table-cell table:style-name="ce8" office:value-type="string" calcext:value-type="string">
            <text:p><text:a xlink:href="https://www.ebay.de/itm/305513364603?itmmeta=01J09N7DW4WHP51BQ16H42GGRH&amp;hash=item472203fc7b:g:ywsAAOSws7ZmHWFt&amp;itmprp=enc%3AAQAJAAAA4CCf861JzTzl1ZPghFocolT6VZWqFlJGKL4hBwfdSVL4VXbZAtJpW2VsHyKD%2BU0MSwy%2F3kAmOSstkwr%2BVyMANjgNzRyy6DFgtm%2BPqnwHgz55Iifp4I%2B73ynTm1jnQqEhVmGbWaGHEl4vfb4jD%2Fv6p%2B05LYGddIzK--PlBwRpJKjTT8qDkuFwZxORcee9%2BORrEVKwFQLbiM7Xi0YwEAncvNbUIOTsPb3hwuq1mSg%2B2uL9CYEvybyzah5d6y%2BnsQ1sOH0UHH%2FRTrxBwqv1Sa9rt7yxYXtUBW6hWA1flTZiUkq5%7Ctkp%3ABk9SR67enbWCZA" xlink:type="simple">Ebay.de</text:a></text:p>
          </table:table-cell>
          <table:table-cell table:style-name="ce8" table:number-columns-repeated="16377"/>
        </table:table-row>
        <table:table-row table:style-name="ro1">
          <table:table-cell office:value-type="string" calcext:value-type="string">
            <text:p>Klett</text:p>
          </table:table-cell>
          <table:table-cell office:value-type="float" office:value="2" calcext:value-type="float">
            <text:p>2</text:p>
          </table:table-cell>
          <table:table-cell table:formula="of:=0.01" office:value-type="currency" office:currency="EUR" office:value="0.01" calcext:value-type="currency">
            <text:p>0.01 €</text:p>
          </table:table-cell>
          <table:table-cell table:style-name="ce4" table:formula="of:=[.B11]*[.C11]" office:value-type="currency" office:currency="EUR" office:value="0.02" calcext:value-type="currency">
            <text:p>0.02 €</text:p>
          </table:table-cell>
          <table:table-cell table:style-name="ce11" table:formula="of:=[.C11]" office:value-type="currency" office:currency="EUR" office:value="0.01" calcext:value-type="currency">
            <text:p>0.01 €</text:p>
          </table:table-cell>
          <table:table-cell table:formula="of:=[.E11]*[.B11]" office:value-type="currency" office:currency="EUR" office:value="0.02" calcext:value-type="currency">
            <text:p>0.02 €</text:p>
          </table:table-cell>
          <table:table-cell office:value-type="string" calcext:value-type="string">
            <text:p><text:a xlink:href="https://www.ebay.de/itm/126005510540?itmmeta=01J09NCH0T1QF5XVH60NBHNVJ7&amp;hash=item1d5683818c:g:zqMAAOSwm~VmFWAF&amp;itmprp=enc%3AAQAJAAAA4H5MCqEmpUNqvWZK3Sp0orN05RHdLHcphditFb0UapOUagSZpBPBeZhXHWOcP8smUtXRoPeU1gETlXWY76%2BtZZNsxSfH7VtLQRQ%2BCvjO1DFkqF%2BdfnOW40YKdWoAyJhJxyVDraDjbqTkVBsGK7PQd9IYEUKCy5MVYFYuex%2Bb%2BqvoG%2BGaXoLlsNr1pMzN3Bwrxg0pTKugQOyxPM6e5Fn0P0kRpNvo1pq9J2fVPFIyYRG5cNSD1Bz4e9wQR6n309JZ%2Bq9HRHq8NTcMdPODVqT8gIp%2FAqsmqsQMmc5emrpGIDNE%7Ctkp%3ABFBMhpGytYJk&amp;var=426966668450" xlink:type="simple">Ebay.de</text:a>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4"/>
          <table:table-cell/>
          <table:table-cell table:formula="of:=[.E12]*[.B12]" office:value-type="currency" office:currency="EUR" office:value="0" calcext:value-type="currency">
            <text:p>0.00 €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fit?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ce4" table:formula="of:=[.B13]*[.C13]" office:value-type="currency" office:currency="EUR" office:value="5" calcext:value-type="currency">
            <text:p>5.00 €</text:p>
          </table:table-cell>
          <table:table-cell table:style-name="ce10" office:value-type="currency" office:currency="EUR" office:value="5" calcext:value-type="currency">
            <text:p>5.00 €</text:p>
          </table:table-cell>
          <table:table-cell table:formula="of:=[.E13]*[.B13]" office:value-type="currency" office:currency="EUR" office:value="5" calcext:value-type="currency">
            <text:p>5.00 €</text:p>
          </table:table-cell>
          <table:table-cell office:value-type="string" calcext:value-type="string">
            <text:p>Alles meiiiiiiiiiiiiins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table:style-name="ce1" office:value-type="string" calcext:value-type="string">
            <text:p>Endkosten</text:p>
          </table:table-cell>
          <table:table-cell/>
          <table:table-cell table:style-name="ce9" office:value-type="string" calcext:value-type="string">
            <text:p>Endkosten (China)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table:formula="of:=SUM([.D2:.D15])" office:value-type="currency" office:currency="EUR" office:value="36.3264" calcext:value-type="currency">
            <text:p>36.33 €</text:p>
          </table:table-cell>
          <table:table-cell/>
          <table:table-cell table:formula="of:=SUM([.F2:.F13])" office:value-type="currency" office:currency="EUR" office:value="18.1964" calcext:value-type="currency">
            <text:p>18.20 €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 office:value-type="string" calcext:value-type="string">
            <text:p>Differenz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" table:formula="of:=ABS([.D17]-[.F17])" office:value-type="currency" office:currency="EUR" office:value="18.13" calcext:value-type="currency">
            <text:p>18.13 €</text:p>
          </table:table-cell>
          <table:table-cell table:number-columns-repeated="16379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9:13:41.02839261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oah Albers</meta:initial-creator>
    <meta:creation-date>2024-06-13T22:02:25.115041183</meta:creation-date>
    <dc:date>2024-06-18T20:08:08.380337984</dc:date>
    <dc:creator>Noah Albers</dc:creator>
    <meta:editing-duration>PT6H26M8S</meta:editing-duration>
    <meta:editing-cycles>15</meta:editing-cycles>
    <meta:generator>LibreOffice/7.6.7.2$Linux_X86_64 LibreOffice_project/60$Build-2</meta:generator>
    <meta:document-statistic meta:table-count="1" meta:cell-count="92" meta:object-count="0"/>
  </office:meta>
</office:document-meta>
</file>